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Actuellement</text:p>
          </table:table-cell>
          <table:table-cell table:number-columns-repeated="7"/>
          <table:table-cell office:value-type="string" calcext:value-type="string">
            <text:p>team commerci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rubrique/sous-rubriqu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x (HT)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ent le catalogue à jou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alide les nouveaux produit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ésactive les ancien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ère l’arboresc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esse de livraison</text:p>
          </table:table-cell>
          <table:table-cell office:value-type="string" calcext:value-type="string">
            <text:p>Adresse de Factu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er le bon de livrai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rmer la facture</text:p>
          </table:table-cell>
          <table:table-cell table:number-columns-repeated="7"/>
          <table:table-cell office:value-type="string" calcext:value-type="string">
            <text:p>Ref. Cli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uration complète, même avec une expédition partielle</text:p>
          </table:table-cell>
          <table:table-cell table:number-columns-repeated="7"/>
          <table:table-cell office:value-type="string" calcext:value-type="string">
            <text:p>existence d’un COEF selon la catégorie du cli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uments conservés trois ans</text:p>
          </table:table-cell>
          <table:table-cell table:number-columns-repeated="7"/>
          <table:table-cell office:value-type="string" calcext:value-type="string">
            <text:p>Coef particulier</text:p>
          </table:table-cell>
          <table:table-cell office:value-type="string" calcext:value-type="string">
            <text:p>Coef Pro</text:p>
          </table:table-cell>
          <table:table-cell office:value-type="string" calcext:value-type="string">
            <text:p>Coef personnalisé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les particuliers, paiement exigé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Dans les deux cas, l’information de règlement est précisé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Pour les pro, paiement différé ( virement/chèque )</text:p>
          </table:table-cell>
          <table:table-cell table:number-columns-repeated="2"/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Navigation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Usage interne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onsultation du catalog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dule de ges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out/Supp des produits dans le panier</text:p>
          </table:table-cell>
          <table:table-cell table:number-columns-repeated="2"/>
          <table:table-cell office:value-type="string" calcext:value-type="string">
            <text:p>Ajout/suppression/modification de prod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cription</text:p>
          </table:table-cell>
          <table:table-cell table:number-columns-repeated="2"/>
          <table:table-cell office:value-type="string" calcext:value-type="string">
            <text:p>Modifier l’arboresc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xion/Deco d’utilisa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ation du pani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ableau de b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ique des commandes</text:p>
          </table:table-cell>
          <table:table-cell table:number-columns-repeated="2"/>
          <table:table-cell office:value-type="string" calcext:value-type="string">
            <text:p>Tableau de bord afficha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 par mois sur une anné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 par fournisseu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 10 des produits commandés / un 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 10 des produits les + rémunérateur / un 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épartition du CA par type de clie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b de commandes en cours de livrais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pplication mobi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sultation du catalog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nexion pour l’historiq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sultation du profil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31:05.325338004</meta:creation-date>
    <dc:date>2023-02-22T16:16:21.885203597</dc:date>
    <meta:editing-duration>PT5H14M45S</meta:editing-duration>
    <meta:editing-cycles>1</meta:editing-cycles>
    <meta:document-statistic meta:table-count="1" meta:cell-count="53" meta:object-count="0"/>
    <meta:generator>LibreOffice/7.3.7.2$Linux_X86_64 LibreOffice_project/30$Build-2</meta:generator>
  </office:meta>
</office:document-meta>
</file>